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/>
    </style:style>
    <style:style style:name="P2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0f99c7"/>
    </style:style>
    <style:style style:name="P3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10ba56"/>
    </style:style>
    <style:style style:name="P4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font-style="normal" fo:font-weight="normal" officeooo:rsid="000e920b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0f99c7" style:font-size-asian="12pt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10ba56" style:font-size-asian="12pt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10ba56" officeooo:paragraph-rsid="0010ba56"/>
    </style:style>
    <style:style style:name="P8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0e920b"/>
    </style:style>
    <style:style style:name="P9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0f99c7"/>
    </style:style>
    <style:style style:name="P10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10ba56"/>
    </style:style>
    <style:style style:name="P11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12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0e920b" style:font-size-asian="12pt" style:font-weight-asian="bold" style:font-weight-complex="bold"/>
    </style:style>
    <style:style style:name="P13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14" style:family="paragraph" style:parent-style-name="Text_20_body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15" style:family="paragraph" style:parent-style-name="Text_20_body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0e920b" style:font-size-asian="12pt" style:font-weight-asian="bold" style:font-weight-complex="bold"/>
    </style:style>
    <style:style style:name="P16" style:family="paragraph" style:parent-style-name="Heading_20_2">
      <style:text-properties officeooo:paragraph-rsid="000e920b"/>
    </style:style>
    <style:style style:name="P17" style:family="paragraph" style:parent-style-name="Heading_20_2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2">
      <style:text-properties style:font-name="Times New Roman" fo:font-size="12pt" fo:font-style="normal" fo:font-weight="normal" officeooo:rsid="000e920b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Heading_20_2">
      <style:text-properties fo:font-weight="bold" officeooo:rsid="000f99c7" officeooo:paragraph-rsid="000f99c7" style:font-weight-asian="bold" style:font-weight-complex="bold"/>
    </style:style>
    <style:style style:name="P20" style:family="paragraph" style:parent-style-name="Heading_20_2">
      <style:text-properties officeooo:paragraph-rsid="000f99c7"/>
    </style:style>
    <style:style style:name="P21" style:family="paragraph" style:parent-style-name="Heading_20_2">
      <style:text-properties officeooo:rsid="000f99c7" officeooo:paragraph-rsid="000f99c7"/>
    </style:style>
    <style:style style:name="P22" style:family="paragraph" style:parent-style-name="Heading_20_2">
      <style:text-properties officeooo:rsid="000f99c7" officeooo:paragraph-rsid="0010ba56"/>
    </style:style>
    <style:style style:name="P23" style:family="paragraph" style:parent-style-name="Heading_20_2">
      <style:text-properties officeooo:paragraph-rsid="0010ba56"/>
    </style:style>
    <style:style style:name="P24" style:family="paragraph" style:parent-style-name="Heading_20_1">
      <style:text-properties officeooo:paragraph-rsid="000e920b"/>
    </style:style>
    <style:style style:name="P25" style:family="paragraph" style:parent-style-name="Heading_20_1">
      <style:text-properties officeooo:paragraph-rsid="000f99c7"/>
    </style:style>
    <style:style style:name="P26" style:family="paragraph" style:parent-style-name="Heading_20_1">
      <style:text-properties officeooo:paragraph-rsid="0010ba56"/>
    </style:style>
    <style:style style:name="P27" style:family="paragraph" style:parent-style-name="Text_20_body" style:list-style-name="L1">
      <style:paragraph-properties>
        <style:tab-stops>
          <style:tab-stop style:position="1.27cm"/>
        </style:tab-stops>
      </style:paragraph-properties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1">
      <style:paragraph-properties>
        <style:tab-stops>
          <style:tab-stop style:position="1.27cm"/>
        </style:tab-stops>
      </style:paragraph-properties>
      <style:text-properties style:font-name="Times New Roman" fo:font-size="12pt" fo:font-style="normal" fo:font-weight="normal" officeooo:rsid="000e920b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1">
      <style:paragraph-properties>
        <style:tab-stops>
          <style:tab-stop style:position="1.27cm"/>
        </style:tab-stops>
      </style:paragraph-properties>
      <style:text-properties style:font-name="Times New Roman" fo:font-size="12pt" fo:font-style="normal" fo:font-weight="normal" officeooo:rsid="000e920b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 style:list-style-name="L1">
      <style:paragraph-properties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31" style:family="paragraph" style:parent-style-name="Text_20_body" style:list-style-name="L2">
      <style:paragraph-properties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32" style:family="paragraph" style:parent-style-name="Text_20_body" style:list-style-name="L4">
      <style:paragraph-properties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33" style:family="paragraph" style:parent-style-name="Text_20_body" style:list-style-name="L6">
      <style:paragraph-properties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34" style:family="paragraph" style:parent-style-name="Text_20_body" style:list-style-name="L7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35" style:family="paragraph" style:parent-style-name="Text_20_body" style:list-style-name="L10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36" style:family="paragraph" style:parent-style-name="Text_20_body" style:list-style-name="L13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37" style:family="paragraph" style:parent-style-name="Text_20_body" style:list-style-name="L17">
      <style:paragraph-properties>
        <style:tab-stops>
          <style:tab-stop style:position="1.27cm"/>
        </style:tab-stops>
      </style:paragraph-properties>
      <style:text-properties officeooo:rsid="000f99c7" officeooo:paragraph-rsid="000f99c7"/>
    </style:style>
    <style:style style:name="P38" style:family="paragraph" style:parent-style-name="Text_20_body" style:list-style-name="L21">
      <style:paragraph-properties>
        <style:tab-stops>
          <style:tab-stop style:position="1.27cm"/>
        </style:tab-stops>
      </style:paragraph-properties>
      <style:text-properties officeooo:rsid="0010ba56" officeooo:paragraph-rsid="0010ba56"/>
    </style:style>
    <style:style style:name="P39" style:family="paragraph" style:parent-style-name="Text_20_body" style:list-style-name="L25">
      <style:paragraph-properties>
        <style:tab-stops>
          <style:tab-stop style:position="1.27cm"/>
        </style:tab-stops>
      </style:paragraph-properties>
      <style:text-properties officeooo:rsid="0010ba56" officeooo:paragraph-rsid="0010ba56"/>
    </style:style>
    <style:style style:name="P40" style:family="paragraph" style:parent-style-name="Text_20_body" style:list-style-name="L29">
      <style:paragraph-properties>
        <style:tab-stops>
          <style:tab-stop style:position="1.27cm"/>
        </style:tab-stops>
      </style:paragraph-properties>
      <style:text-properties officeooo:rsid="0010ba56" officeooo:paragraph-rsid="0010ba56"/>
    </style:style>
    <style:style style:name="P41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fo:font-weight="normal" officeooo:rsid="000e920b" officeooo:paragraph-rsid="000e920b" style:font-weight-asian="normal"/>
    </style:style>
    <style:style style:name="P42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fo:font-weight="normal" officeooo:rsid="000f99c7" officeooo:paragraph-rsid="000f99c7" style:font-weight-asian="normal"/>
    </style:style>
    <style:style style:name="P43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rsid="000e920b" officeooo:paragraph-rsid="000e920b"/>
    </style:style>
    <style:style style:name="P44" style:family="paragraph" style:parent-style-name="Text_20_body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fo:font-size="14pt" fo:font-weight="bold" officeooo:rsid="000e920b" officeooo:paragraph-rsid="000f99c7" style:font-size-asian="12pt" style:font-weight-asian="bold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0f99c7"/>
    </style:style>
    <style:style style:name="P46" style:family="paragraph" style:parent-style-name="Text_20_body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rsid="000e920b" officeooo:paragraph-rsid="0010ba56"/>
    </style:style>
    <style:style style:name="P47" style:family="paragraph" style:parent-style-name="Heading_20_2" style:list-style-name="L1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2" style:list-style-name="L1">
      <style:text-properties style:font-name="Times New Roman" fo:font-size="12pt" fo:font-style="normal" fo:font-weight="normal" officeooo:rsid="000e920b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2" style:list-style-name="L1">
      <style:text-properties style:font-name="Times New Roman" fo:font-size="12pt" fo:font-style="normal" fo:font-weight="normal" officeooo:rsid="000e920b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Heading_20_2" style:list-style-name="L3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2" style:list-style-name="L5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2" style:list-style-name="L6">
      <style:text-properties style:font-name="Times New Roman" fo:font-size="12pt" fo:font-style="normal" fo:font-weight="normal" officeooo:rsid="000e920b" officeooo:paragraph-rsid="000e920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2" style:list-style-name="L8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Heading_20_2" style:list-style-name="L9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Heading_20_2" style:list-style-name="L12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2" style:list-style-name="L15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Heading_20_2" style:list-style-name="L16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Heading_20_2" style:list-style-name="L19">
      <style:text-properties style:font-name="Times New Roman" fo:font-size="12pt" fo:font-style="normal" fo:font-weight="normal" officeooo:rsid="000f99c7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Heading_20_2" style:list-style-name="L23">
      <style:text-properties style:font-name="Times New Roman" fo:font-size="12pt" fo:font-style="normal" fo:font-weight="normal" officeooo:rsid="000f99c7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Heading_20_2" style:list-style-name="L28">
      <style:text-properties style:font-name="Times New Roman" fo:font-size="12pt" fo:font-style="normal" fo:font-weight="normal" officeooo:rsid="000f99c7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Heading_20_2" style:list-style-name="L20">
      <style:text-properties style:font-name="Times New Roman" fo:font-size="12pt" fo:font-style="normal" fo:font-weight="normal" officeooo:rsid="0010ba56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Heading_20_2" style:list-style-name="L24">
      <style:text-properties style:font-name="Times New Roman" fo:font-size="12pt" fo:font-style="normal" fo:font-weight="normal" officeooo:rsid="0010ba56" officeooo:paragraph-rsid="0010ba5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Heading_20_2">
      <style:text-properties style:font-name="Times New Roman" fo:font-size="12pt" fo:font-style="normal" fo:font-weight="normal" officeooo:rsid="000f99c7" officeooo:paragraph-rsid="000f99c7" style:font-size-asian="12pt" style:font-style-asian="normal" style:font-weight-asian="normal" style:font-size-complex="12pt" style:font-style-complex="normal"/>
    </style:style>
    <style:style style:name="P64" style:family="paragraph" style:parent-style-name="Heading_20_2">
      <style:text-properties style:font-name="Times New Roman" fo:font-size="12pt" fo:font-style="normal" fo:font-weight="normal" officeooo:rsid="000f99c7" officeooo:paragraph-rsid="0010ba56" style:font-size-asian="12pt" style:font-style-asian="normal" style:font-weight-asian="normal" style:font-size-complex="12pt" style:font-style-complex="normal"/>
    </style:style>
    <style:style style:name="P65" style:family="paragraph" style:parent-style-name="Heading_20_2">
      <style:text-properties style:font-name="Times New Roman" fo:font-size="12pt" fo:font-style="normal" fo:font-weight="normal" officeooo:rsid="0010ba56" officeooo:paragraph-rsid="0010ba56" style:font-size-asian="12pt" style:font-style-asian="normal" style:font-weight-asian="normal" style:font-size-complex="12pt" style:font-style-complex="normal"/>
    </style:style>
    <style:style style:name="P66" style:family="paragraph" style:parent-style-name="Heading_20_2" style:list-style-name="L11">
      <style:text-properties style:font-name="Times New Roman" fo:font-size="12pt" fo:font-style="normal" fo:font-weight="normal" officeooo:rsid="000f99c7" officeooo:paragraph-rsid="000f99c7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Heading_20_2" style:list-style-name="L14">
      <style:text-properties style:font-name="Times New Roman" fo:font-size="12pt" fo:font-style="normal" fo:font-weight="normal" officeooo:rsid="000f99c7" officeooo:paragraph-rsid="000f99c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Heading_20_2">
      <style:text-properties style:font-name="Times New Roman" fo:font-size="12pt" fo:font-style="normal" fo:font-weight="normal" officeooo:rsid="000f99c7" officeooo:paragraph-rsid="000f99c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Heading_20_2" style:list-style-name="L22">
      <style:text-properties style:font-name="Times New Roman" fo:font-size="12pt" fo:font-style="normal" fo:font-weight="normal" officeooo:rsid="0010ba56" officeooo:paragraph-rsid="0010ba56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Heading_20_2">
      <style:text-properties style:font-name="Times New Roman" fo:font-size="12pt" fo:font-style="normal" fo:font-weight="normal" officeooo:rsid="0010ba56" officeooo:paragraph-rsid="0010ba56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Heading_20_2" style:list-style-name="L18">
      <style:text-properties officeooo:rsid="000f99c7" officeooo:paragraph-rsid="000f99c7"/>
    </style:style>
    <style:style style:name="P72" style:family="paragraph" style:parent-style-name="Heading_20_2" style:list-style-name="L27">
      <style:text-properties officeooo:paragraph-rsid="0010ba56"/>
    </style:style>
    <style:style style:name="P73" style:family="paragraph" style:parent-style-name="Heading_20_1" style:master-page-name="Standard">
      <style:paragraph-properties style:page-number="auto"/>
    </style:style>
    <style:style style:name="P74" style:family="paragraph" style:parent-style-name="Heading_20_1" style:master-page-name="Standard">
      <style:paragraph-properties style:page-number="auto"/>
      <style:text-properties officeooo:paragraph-rsid="000e920b"/>
    </style:style>
    <style:style style:name="T1" style:family="text">
      <style:text-properties officeooo:rsid="000e920b"/>
    </style:style>
    <style:style style:name="T2" style:family="text">
      <style:text-properties style:font-name="Times New Roman" fo:font-size="12pt" fo:font-style="normal" fo:font-weight="normal" officeooo:rsid="000f99c7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10ba5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font-style="normal" fo:font-weight="normal" officeooo:rsid="0010ba5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0ba56"/>
    </style:style>
    <style:style style:name="T7" style:family="text">
      <style:text-properties officeooo:rsid="001282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USE CASE <text:span text:style-name="T1">1</text:span>: <text:span text:style-name="T1">Log In</text:span></text:p>
      <text:p text:style-name="P16">Actor<text:span text:style-name="T1">s:</text:span></text:p>
      <text:list xml:id="list847761049" text:style-name="L1">
        <text:list-item>
          <text:p text:style-name="P47">Primary</text:p>
          <text:list>
            <text:list-item>
              <text:p text:style-name="P27">Clerk/Manager</text:p>
            </text:list-item>
          </text:list>
        </text:list-item>
        <text:list-item>
          <text:p text:style-name="P47">Secondary</text:p>
          <text:list>
            <text:list-item>
              <text:p text:style-name="P30">Login Authentication System</text:p>
            </text:list-item>
          </text:list>
        </text:list-item>
      </text:list>
      <text:p text:style-name="Heading_20_2">Preconditions</text:p>
      <text:p text:style-name="P11">No preconditions</text:p>
      <text:p text:style-name="Heading_20_2">Postconditions</text:p>
      <text:list xml:id="list2840831016" text:style-name="L2">
        <text:list-item>
          <text:p text:style-name="P31">The primary actor is now logged into the system</text:p>
        </text:list-item>
      </text:list>
      <text:p text:style-name="Heading_20_2">Main Success Scenario</text:p>
      <text:p text:style-name="P41">1. Clerk/Manager enters login details and presses submit</text:p>
      <text:p text:style-name="P41">2. System passes login details to login authentication actor </text:p>
      <text:p text:style-name="P41">3. Login authentication approves correct login</text:p>
      <text:p text:style-name="P41">4. System logs in for the user</text:p>
      <text:p text:style-name="P41">5. System <text:span text:style-name="T7">sends base </text:span>information to client</text:p>
      <text:p text:style-name="P41">6. Client displays information <text:s/></text:p>
      <text:p text:style-name="Heading_20_2">Exception Scenarios</text:p>
      <text:p text:style-name="P15">Login Authentication fails (3a)</text:p>
      <text:p text:style-name="P14"/>
      <text:p text:style-name="P11">1. Login authentication denies login</text:p>
      <text:p text:style-name="P11">2. System reboots login page</text:p>
      <text:p text:style-name="P11">3. System login page for user to client</text:p>
      <text:p text:style-name="P11">4. Client displays information <text:s/></text:p>
      <text:p text:style-name="P11"/>
      <text:p text:style-name="P12">System fails (2a)</text:p>
      <text:p text:style-name="P11"/>
      <text:p text:style-name="P14">1. System cannot be reached</text:p>
      <text:p text:style-name="P11">2. Client displays message saying system is down <text:s/></text:p>
      <text:p text:style-name="P1"/>
      <text:p text:style-name="P1"/>
      <text:p text:style-name="P74">USE CASE <text:span text:style-name="T1">2</text:span>: <text:span text:style-name="T1">Log Out</text:span></text:p>
      <text:p text:style-name="P16">Actor<text:span text:style-name="T1">s:</text:span></text:p>
      <text:list xml:id="list122435291960826" text:continue-list="list847761049" text:style-name="L1">
        <text:list-item>
          <text:p text:style-name="P47">Primary</text:p>
          <text:list>
            <text:list-item>
              <text:p text:style-name="P27">Clerk/Manager</text:p>
            </text:list-item>
          </text:list>
        </text:list-item>
      </text:list>
      <text:p text:style-name="P16">Preconditions</text:p>
      <text:list xml:id="list274486504" text:style-name="L3">
        <text:list-item>
          <text:p text:style-name="P50">User is already logged in</text:p>
        </text:list-item>
      </text:list>
      <text:p text:style-name="P16">Postconditions</text:p>
      <text:list xml:id="list2356231149" text:style-name="L4">
        <text:list-item>
          <text:p text:style-name="P32">The primary actor is now logged out of the system</text:p>
        </text:list-item>
      </text:list>
      <text:p text:style-name="P16">Main Success Scenario</text:p>
      <text:p text:style-name="P41">1. Clerk/Manager presses logout button</text:p>
      <text:p text:style-name="P41">2. System logs the user out </text:p>
      <text:p text:style-name="P41">3. System get login page</text:p>
      <text:p text:style-name="P41">4. Client displays login page </text:p>
      <text:p text:style-name="P16">Exception Scenarios</text:p>
      <text:p text:style-name="P12">System fails (2a)</text:p>
      <text:p text:style-name="P11"/>
      <text:p text:style-name="P14">1. System cannot be reached</text:p>
      <text:p text:style-name="P11">2. Client displays message saying system is down</text:p>
      <text:p text:style-name="P19">Assumptions</text:p>
      <text:list xml:id="list3604736235" text:style-name="L5">
        <text:list-item>
          <text:p text:style-name="P51">This assumes that the user is already logged into the system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USE CASE <text:span text:style-name="T1">3</text:span>:<text:span text:style-name="T1"> Request Mail Delivery</text:span></text:p>
      <text:p text:style-name="P16">Actor<text:span text:style-name="T1">s:</text:span></text:p>
      <text:list xml:id="list122436223456248" text:continue-list="list122435291960826" text:style-name="L1">
        <text:list-item>
          <text:p text:style-name="P47">Primary</text:p>
          <text:list>
            <text:list-item>
              <text:p text:style-name="P27">Clerk/Manager</text:p>
            </text:list-item>
          </text:list>
        </text:list-item>
        <text:list-item>
          <text:p text:style-name="P27">Secondary</text:p>
          <text:list>
            <text:list-item>
              <text:p text:style-name="P27">Payment Authentication System</text:p>
            </text:list-item>
          </text:list>
        </text:list-item>
      </text:list>
      <text:p text:style-name="P16">Preconditions</text:p>
      <text:list xml:id="list598007545" text:style-name="L6">
        <text:list-item>
          <text:p text:style-name="P52">User is already logged into the system</text:p>
        </text:list-item>
        <text:list-item>
          <text:p text:style-name="P33">User has all required information from the customer about the mail delivery</text:p>
        </text:list-item>
      </text:list>
      <text:p text:style-name="P16">Postconditions</text:p>
      <text:list xml:id="list524830931" text:style-name="L7">
        <text:list-item>
          <text:p text:style-name="P34">Information has entered the system</text:p>
        </text:list-item>
        <text:list-item>
          <text:p text:style-name="P34">The mail is now ready for shipment</text:p>
        </text:list-item>
      </text:list>
      <text:p text:style-name="P16">Main Success Scenario</text:p>
      <text:p text:style-name="P42">1. Actor adds all required information for a mail sale</text:p>
      <text:p text:style-name="P42">2. System uses mail sale parameters to calculate cost</text:p>
      <text:p text:style-name="P42">3. System passes back calculated cost</text:p>
      <text:p text:style-name="P42">4. Actor uses cost to get customer to pay</text:p>
      <text:p text:style-name="P42">5. Actor puts in payment information</text:p>
      <text:p text:style-name="P42">6. System sends payment information to payment authentication</text:p>
      <text:p text:style-name="P42">7. Payment authentication approves payment</text:p>
      <text:p text:style-name="P42">8. System writes to log file</text:p>
      <text:p text:style-name="P42">9. System recalculates business values</text:p>
      <text:p text:style-name="P42">10. System sends approved message to client</text:p>
      <text:p text:style-name="P42">11. Client displays approved message </text:p>
      <text:p text:style-name="P42">12. Client goes back to homescreen </text:p>
      <text:p text:style-name="P16">Exception Scenarios</text:p>
      <text:p text:style-name="P12">System fails (2a)</text:p>
      <text:p text:style-name="P14"/>
      <text:p text:style-name="P14">1. System cannot be reached</text:p>
      <text:p text:style-name="P11">2. Client displays message saying system is down</text:p>
      <text:p text:style-name="P8"/>
      <text:p text:style-name="P44"><text:soft-page-break/>Payment Authentication Fails (7a)</text:p>
      <text:p text:style-name="P44"/>
      <text:p text:style-name="P13">1. Payment Authentication denies payment</text:p>
      <text:p text:style-name="P13">2. System informs client of denied request</text:p>
      <text:p text:style-name="P13">3. Client displays that the payment was denied</text:p>
      <text:p text:style-name="P13">4. User re-enters payment details (Main Scenario 5)</text:p>
      <text:p text:style-name="P13"/>
      <text:p text:style-name="P19">Assumptions</text:p>
      <text:list xml:id="list2044675906" text:style-name="L8">
        <text:list-item>
          <text:p text:style-name="P53">Assumes that the user is putting in the clients payment information</text:p>
        </text:list-item>
        <text:list-item>
          <text:p text:style-name="P53">Assumes that no other action is needed once approving the payment information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<text:soft-page-break/>USE CASE <text:span text:style-name="T6">4</text:span>:<text:span text:style-name="T1"> Complete Delivery</text:span></text:p>
      <text:p text:style-name="P20">Actor<text:span text:style-name="T1">s:</text:span></text:p>
      <text:list xml:id="list122435512212484" text:continue-list="list122436223456248" text:style-name="L1">
        <text:list-item>
          <text:p text:style-name="P48">Primary</text:p>
          <text:list>
            <text:list-item>
              <text:p text:style-name="P28">Clerk/Manager</text:p>
            </text:list-item>
          </text:list>
        </text:list-item>
      </text:list>
      <text:p text:style-name="P20">Preconditions</text:p>
      <text:list xml:id="list3885370590" text:style-name="L9">
        <text:list-item>
          <text:p text:style-name="P54"><text:s/>The delivery is complete and we are just letting the system know that it is complete</text:p>
        </text:list-item>
      </text:list>
      <text:p text:style-name="P20">Postconditions</text:p>
      <text:list xml:id="list3314909756" text:style-name="L10">
        <text:list-item>
          <text:p text:style-name="P35">Up to date business figures</text:p>
        </text:list-item>
        <text:list-item>
          <text:p text:style-name="P35">The event is logged within the log file</text:p>
        </text:list-item>
      </text:list>
      <text:p text:style-name="P20">Main Success Scenario</text:p>
      <text:p text:style-name="P63">1. User selects job that has been completed </text:p>
      <text:p text:style-name="P63">2. System calculates cost of delivery</text:p>
      <text:p text:style-name="P63">3. System updates business figures</text:p>
      <text:p text:style-name="P63">4. System logs the event within log file</text:p>
      <text:p text:style-name="P63">5. System sends approved message to client</text:p>
      <text:p text:style-name="P63">6. Client displays approved message</text:p>
      <text:p text:style-name="P63">7. Client goes back to homescreen</text:p>
      <text:p text:style-name="P20">Exception Scenarios</text:p>
      <text:p text:style-name="P5">System fails (2a)</text:p>
      <text:p text:style-name="P5"/>
      <text:p text:style-name="P2">1. System cannot be reached</text:p>
      <text:p text:style-name="P2">2. Client displays message saying system is down</text:p>
      <text:p text:style-name="P9"/>
      <text:p text:style-name="P21">Assumptions</text:p>
      <text:list xml:id="list2769381250" text:style-name="L11">
        <text:list-item>
          <text:p text:style-name="P66">Assuming the clerk can tell when the delivery is complete</text:p>
        </text:list-item>
      </text:list>
      <text:p text:style-name="P4"/>
      <text:p text:style-name="P17"/>
      <text:p text:style-name="P25"><text:soft-page-break/>USE CASE <text:span text:style-name="T6">5</text:span>:<text:span text:style-name="T1"> Update Customer Cost</text:span></text:p>
      <text:p text:style-name="P20">Actor<text:span text:style-name="T1">s:</text:span></text:p>
      <text:list xml:id="list122436278904556" text:continue-list="list122435512212484" text:style-name="L1">
        <text:list-item>
          <text:p text:style-name="P48">Primary</text:p>
          <text:list>
            <text:list-item>
              <text:p text:style-name="P28">Clerk/Manager</text:p>
            </text:list-item>
          </text:list>
        </text:list-item>
      </text:list>
      <text:p text:style-name="P20">Preconditions</text:p>
      <text:list xml:id="list923590649" text:style-name="L12">
        <text:list-item>
          <text:p text:style-name="P55">The primary actor must be logged into the system.</text:p>
        </text:list-item>
      </text:list>
      <text:p text:style-name="P20">Postconditions</text:p>
      <text:list xml:id="list4029683059" text:style-name="L13">
        <text:list-item>
          <text:p text:style-name="P36">Customer cost has been updated.</text:p>
        </text:list-item>
      </text:list>
      <text:p text:style-name="P20">Main Success Scenario</text:p>
      <text:p text:style-name="P63">1. Clerk/Manager enters new customer costs and submits. </text:p>
      <text:p text:style-name="P63">2. System confirms</text:p>
      <text:p text:style-name="P63">3. System logs event.</text:p>
      <text:p text:style-name="P63">4. System sends information to <text:span text:style-name="T7">all</text:span> client<text:span text:style-name="T7">s for them to update costs</text:span>.</text:p>
      <text:p text:style-name="P63">5. Client displays <text:span text:style-name="T7">confirmation message</text:span>.</text:p>
      <text:p text:style-name="P20">Exception Scenarios</text:p>
      <text:p text:style-name="P5">System fails (2a)</text:p>
      <text:p text:style-name="P5"/>
      <text:p text:style-name="P2">1. System cannot be reached</text:p>
      <text:p text:style-name="P2">2. Client displays message saying system is down</text:p>
      <text:p text:style-name="P9"/>
      <text:p text:style-name="P21">Assumptions</text:p>
      <text:list xml:id="list2968762918" text:style-name="L14">
        <text:list-item>
          <text:p text:style-name="P67">Assuming that the customer cost information is correct</text:p>
        </text:list-item>
      </text:list>
      <text:p text:style-name="P68"/>
      <text:p text:style-name="P68"/>
      <text:p text:style-name="P68"/>
      <text:p text:style-name="P68"/>
      <text:p text:style-name="P18"/>
      <text:p text:style-name="P25"><text:soft-page-break/>USE CASE <text:span text:style-name="T6">6</text:span>:<text:span text:style-name="T1"> Update Transport Cost</text:span></text:p>
      <text:p text:style-name="P20">Actor<text:span text:style-name="T1">s:</text:span></text:p>
      <text:list xml:id="list122435307088144" text:continue-list="list122436278904556" text:style-name="L1">
        <text:list-item>
          <text:p text:style-name="P48">Primary</text:p>
          <text:list>
            <text:list-item>
              <text:p text:style-name="P28">Clerk/Manager</text:p>
            </text:list-item>
          </text:list>
        </text:list-item>
      </text:list>
      <text:p text:style-name="P20">Preconditions</text:p>
      <text:list xml:id="list1396495930" text:style-name="L15">
        <text:list-item>
          <text:p text:style-name="P56">The primary actor must be logged into the system.</text:p>
        </text:list-item>
      </text:list>
      <text:list xml:id="list2641526493" text:style-name="L16">
        <text:list-item>
          <text:p text:style-name="P57">Primary actor knows the details of new transport cost. <text:s text:c="2"/></text:p>
        </text:list-item>
      </text:list>
      <text:p text:style-name="P20">Postconditions</text:p>
      <text:list xml:id="list3311013711" text:style-name="L17">
        <text:list-item>
          <text:p text:style-name="P37">Transport cost has been updated.</text:p>
        </text:list-item>
      </text:list>
      <text:p text:style-name="P20">Main Success Scenario</text:p>
      <text:p text:style-name="P64">1. Clerk/Manager enters new transport costs and submits. </text:p>
      <text:p text:style-name="P64">2. System confirms</text:p>
      <text:p text:style-name="P63">3. System logs event.</text:p>
      <text:p text:style-name="P64">4. System sends information to <text:span text:style-name="T7">all</text:span> client<text:span text:style-name="T7">s for them to update</text:span>.</text:p>
      <text:p text:style-name="P64">5. Client displays <text:span text:style-name="T7">confirmation screen</text:span>. </text:p>
      <text:p text:style-name="P20">Exception Scenarios</text:p>
      <text:p text:style-name="P5">System fails (2a)</text:p>
      <text:p text:style-name="P5"/>
      <text:p text:style-name="P2">1. System cannot be reached</text:p>
      <text:p text:style-name="P2">2. Client displays message saying system is down</text:p>
      <text:p text:style-name="P9"/>
      <text:p text:style-name="P21">Assumptions</text:p>
      <text:list xml:id="list3505629648" text:style-name="L18">
        <text:list-item>
          <text:p text:style-name="P71"><text:span text:style-name="T4">Assuming that the customer </text:span><text:span text:style-name="T5">transport</text:span><text:span text:style-name="T4"> information is correct</text:span></text:p>
        </text:list-item>
      </text:list>
      <text:p text:style-name="P68"/>
      <text:p text:style-name="P68"/>
      <text:p text:style-name="P68"/>
      <text:p text:style-name="P68"/>
      <text:p text:style-name="P26"><text:soft-page-break/>USE CASE <text:span text:style-name="T6">7</text:span>:<text:span text:style-name="T1"> Discontinue Transport Route</text:span></text:p>
      <text:p text:style-name="P23">Actor<text:span text:style-name="T1">s:</text:span></text:p>
      <text:list xml:id="list122435435422797" text:continue-list="list122435307088144" text:style-name="L1">
        <text:list-item>
          <text:p text:style-name="P49">Primary</text:p>
          <text:list>
            <text:list-item>
              <text:p text:style-name="P29">Clerk/Manager</text:p>
            </text:list-item>
          </text:list>
        </text:list-item>
      </text:list>
      <text:p text:style-name="P23">Preconditions</text:p>
      <text:list xml:id="list3359743910" text:style-name="L19">
        <text:list-item>
          <text:p text:style-name="P58">The primary actor must be logged into the system.</text:p>
        </text:list-item>
      </text:list>
      <text:list xml:id="list3876965010" text:style-name="L20">
        <text:list-item>
          <text:p text:style-name="P61">Primary actor knows the details of discontinued route. <text:s text:c="2"/></text:p>
        </text:list-item>
      </text:list>
      <text:p text:style-name="P23">Postconditions</text:p>
      <text:list xml:id="list495691919" text:style-name="L21">
        <text:list-item>
          <text:p text:style-name="P38">Removed route is no longer available.</text:p>
        </text:list-item>
      </text:list>
      <text:p text:style-name="P23">Main Success Scenario</text:p>
      <text:p text:style-name="P65">1. Clerk/Manager enters information for discontinued route. </text:p>
      <text:p text:style-name="P65">2. System Notifies Route has been found and asks for confirmation of removal of route.</text:p>
      <text:p text:style-name="P65">3. Primary actor confirms removal or route. </text:p>
      <text:p text:style-name="P65">4. System removes route from system.</text:p>
      <text:p text:style-name="P65">5. Notify Primary Actor of change.</text:p>
      <text:p text:style-name="P65">6. System Notifies <text:span text:style-name="T7">all clients that route has been removed</text:span>.</text:p>
      <text:p text:style-name="P23">Exception Scenarios</text:p>
      <text:p text:style-name="P6">System fails (2a)</text:p>
      <text:p text:style-name="P6"/>
      <text:p text:style-name="P3">1. System cannot be reached</text:p>
      <text:p text:style-name="P3">2. Client displays message saying system is down</text:p>
      <text:p text:style-name="P6"><text:span text:style-name="T6">User denies confirmation </text:span>(<text:span text:style-name="T6">3a</text:span>)</text:p>
      <text:p text:style-name="P6"/>
      <text:p text:style-name="P3">1. <text:span text:style-name="T6">Primary actor denies change</text:span></text:p>
      <text:p text:style-name="P7">2. System goes back to route removal GUI.</text:p>
      <text:p text:style-name="P10"/>
      <text:p text:style-name="P22">Assumptions</text:p>
      <text:list xml:id="list2480288819" text:style-name="L22">
        <text:list-item>
          <text:p text:style-name="P69">Primary actors route details are valid</text:p>
        </text:list-item>
      </text:list>
      <text:p text:style-name="P26"><text:soft-page-break/>USE CASE <text:span text:style-name="T7">8</text:span>:<text:span text:style-name="T1"> Monitor Business Figures</text:span></text:p>
      <text:p text:style-name="P23">Actor<text:span text:style-name="T1">s:</text:span></text:p>
      <text:list xml:id="list122436489097659" text:continue-list="list122435435422797" text:style-name="L1">
        <text:list-item>
          <text:p text:style-name="P49">Primary</text:p>
          <text:list>
            <text:list-item>
              <text:p text:style-name="P29">Clerk/Manager</text:p>
            </text:list-item>
          </text:list>
        </text:list-item>
      </text:list>
      <text:p text:style-name="P23">Preconditions</text:p>
      <text:list xml:id="list1652789263" text:style-name="L27">
        <text:list-item>
          <text:p text:style-name="P72"><text:span text:style-name="T2">The primary actor must be logged into the system.</text:span><text:span text:style-name="T3"> <text:s/></text:span></text:p>
        </text:list-item>
      </text:list>
      <text:p text:style-name="P23">Postconditions</text:p>
      <text:p text:style-name="P23">Main Success Scenario</text:p>
      <text:p text:style-name="P65">1. Clerk/Manager requests a specific business figure.</text:p>
      <text:p text:style-name="P65">2. System updates GUI to display requested business figures.</text:p>
      <text:p text:style-name="P23">Exception Scenarios</text:p>
      <text:p text:style-name="P6">System fails (2a)</text:p>
      <text:p text:style-name="P6"/>
      <text:p text:style-name="P3">1. System cannot be reached</text:p>
      <text:p text:style-name="P3">2. Client displays message saying system is down</text:p>
      <text:p text:style-name="P6"><text:span text:style-name="T6">Non Logged Business Figure </text:span>(<text:span text:style-name="T6">2b</text:span>)</text:p>
      <text:p text:style-name="P6"/>
      <text:p text:style-name="P7">1. Clerk/Manager requests a specific business figure.</text:p>
      <text:p text:style-name="P7">2. System alerts Clerk/Manager that requested business figures are invalid (e.g. requested business figure period is invalid).</text:p>
      <text:p text:style-name="P10"/>
      <text:p text:style-name="P22">Assumptions</text:p>
      <text:p text:style-name="P70"/>
      <text:p text:style-name="P70"/>
      <text:p text:style-name="P70"/>
      <text:p text:style-name="P70"/>
      <text:p text:style-name="P70"/>
      <text:p text:style-name="P70"/>
      <text:p text:style-name="P26"><text:soft-page-break/>USE CASE <text:span text:style-name="T7">9</text:span>:<text:span text:style-name="T1"> Review Event Logs</text:span></text:p>
      <text:p text:style-name="P23">Actor<text:span text:style-name="T1">s:</text:span></text:p>
      <text:list xml:id="list122434645050024" text:continue-list="list122436489097659" text:style-name="L1">
        <text:list-item>
          <text:p text:style-name="P49">Primary</text:p>
          <text:list>
            <text:list-item>
              <text:p text:style-name="P29">Clerk/Manager</text:p>
            </text:list-item>
          </text:list>
        </text:list-item>
      </text:list>
      <text:p text:style-name="P23">Preconditions</text:p>
      <text:list xml:id="list3079392509" text:style-name="L28">
        <text:list-item>
          <text:p text:style-name="P60">The primary actor must be logged into the system.</text:p>
        </text:list-item>
      </text:list>
      <text:p text:style-name="P23">Postconditions</text:p>
      <text:list xml:id="list3172379987" text:style-name="L29">
        <text:list-item>
          <text:p text:style-name="P40">GUI displays event information</text:p>
        </text:list-item>
      </text:list>
      <text:p text:style-name="P23">Main Success Scenario</text:p>
      <text:p text:style-name="P65">1. Clerk/Manager requests a specific event via GUI</text:p>
      <text:p text:style-name="P65">2. System retrieves the event from log file.</text:p>
      <text:p text:style-name="P65">3. System displays event via GUI.</text:p>
      <text:p text:style-name="P23">Exception Scenarios</text:p>
      <text:p text:style-name="P6">System fails (2a)</text:p>
      <text:p text:style-name="P6"/>
      <text:p text:style-name="P3">1. System cannot be reached</text:p>
      <text:p text:style-name="P3">2. Client displays message saying system is down</text:p>
      <text:p text:style-name="P6"><text:span text:style-name="T6">Non Logged Business Figure </text:span>(<text:span text:style-name="T6">2b</text:span>)</text:p>
      <text:p text:style-name="P6"/>
      <text:p text:style-name="P7">1. Clerk/Manager requests a specific event via GUI</text:p>
      <text:p text:style-name="P7">2. System event doesn't exist in log file.</text:p>
      <text:p text:style-name="P7">3. System alerts Clerk/Manager that requested event is invalid.</text:p>
      <text:p text:style-name="P10"/>
      <text:p text:style-name="P22">Assump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caption" style:family="paragraph" style:default-outline-level="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italic" style:text-underline-style="none" fo:font-weight="normal" style:font-name-asian="DejaVu Sans1" style:font-family-asian="'DejaVu Sans'" style:font-family-generic-asian="system" style:font-pitch-asian="variable" style:font-size-asian="12pt" style:font-style-asian="italic" style:font-weight-asian="normal"/>
    </style:style>
    <style:style style:name="Heading_20_1" style:display-name="Heading 1" style:family="paragraph" style:parent-style-name="Heading" style:default-outline-level="" style:class="text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family="Arial" style:font-family-generic="roman" style:font-pitch="variable" fo:font-size="16pt" fo:font-style="normal" style:text-underline-style="none" fo:font-weight="bold" style:font-name-asian="DejaVu Sans1" style:font-family-asian="'DejaVu Sans'" style:font-family-generic-asian="system" style:font-pitch-asian="variable" style:font-size-asian="16pt" style:font-style-asian="normal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family="Arial" style:font-family-generic="roman" style:font-pitch="variable" fo:font-size="14pt" fo:font-style="italic" style:text-underline-style="none" fo:font-weight="bold" style:font-name-asian="DejaVu Sans1" style:font-family-asian="'DejaVu Sans'" style:font-family-generic-asian="system" style:font-pitch-asian="variable" style:font-size-asian="14pt" style:font-style-asian="italic" style:font-weight-asian="bold"/>
    </style:style>
    <style:style style:name="Bullet_20_Symbols" style:display-name="Bullet Symbols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DejaVu Sans" fo:font-family="'DejaVu Sans'" style:font-family-generic="roman" style:font-pitch="variable" fo:font-size="9pt" fo:font-style="normal" style:text-underline-style="none" fo:font-weight="normal" style:font-name-asian="DejaVu Sans1" style:font-family-asian="'DejaVu Sans'" style:font-family-generic-asian="system" style:font-pitch-asian="variable" style:font-size-asian="9pt" style:font-style-asian="normal" style:font-weight-asian="normal"/>
    </style:style>
    <style:style style:name="Numbering_20_Symbols" style:display-name="Numbering Symbols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arshall</meta:initial-creator>
    <meta:generator>LibreOffice/5.3.0.3$Linux_X86_64 LibreOffice_project/7074905676c47b82bbcfbea1aeefc84afe1c50e1</meta:generator>
    <meta:creation-date>2010-03-19T12:18:00</meta:creation-date>
    <dc:date>2017-05-22T12:24:34.177190727</dc:date>
    <meta:print-date>1970-01-01T12:00:00</meta:print-date>
    <meta:editing-duration>PT5M5S</meta:editing-duration>
    <meta:editing-cycles>2</meta:editing-cycles>
    <meta:document-statistic meta:table-count="0" meta:image-count="0" meta:object-count="0" meta:page-count="10" meta:paragraph-count="210" meta:word-count="1060" meta:character-count="6519" meta:non-whitespace-character-count="5693"/>
  </office:meta>
</office:document-meta>
</file>